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none" draw:fill-color="#ffffff" fo:min-height="0.52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3.2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826cm" svg:height="1.333cm" svg:x="11.887cm" svg:y="5.734cm">
          <text:p text:style-name="P1"><text:span text:style-name="T1">prepare_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74cm" svg:height="1.333cm" svg:x="5.835cm" svg:y="10.382cm">
          <text:p text:style-name="P1"><text:span text:style-name="T1">standard_move</text:span></text:p>
          <text:p text:style-name="P1"><text:span text:style-name="T2">allow_decele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35cm" svg:height="0.856cm" svg:x="7.807cm" svg:y="7.848cm">
          <draw:text-box>
            <text:p><text:span text:style-name="T1">standard_request</text:span></text:p>
          </draw:text-box>
        </draw:frame>
        <draw:frame draw:style-name="gr2" draw:text-style-name="P5" draw:layer="layout" svg:width="3.592cm" svg:height="0.856cm" svg:x="14.727cm" svg:y="12.066cm">
          <draw:text-box>
            <text:p text:style-name="P4"><text:span text:style-name="T1">steps_done</text:span></text:p>
          </draw:text-box>
        </draw:frame>
        <draw:connector draw:style-name="gr3" draw:text-style-name="P1" draw:layer="layout" draw:type="curve" draw:line-skew="2.363cm" svg:x1="20.857cm" svg:y1="14.496cm" svg:x2="16.687cm" svg:y2="3.374cm" draw:start-shape="id1" draw:start-glue-point="1" draw:end-shape="id2" draw:end-glue-point="1" svg:d="m20857 14496c4335 0 6420-11122-4170-11122">
          <text:p/>
        </draw:connector>
        <draw:custom-shape draw:style-name="gr1" draw:text-style-name="P2" xml:id="id5" draw:id="id5" draw:layer="layout" svg:width="3.874cm" svg:height="1.333cm" svg:x="16.309cm" svg:y="10.256cm">
          <text:p text:style-name="P1"><text:span text:style-name="T1">first_move</text:span></text:p>
          <text:p text:style-name="P1"><text:span text:style-name="T2">disable_decele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874cm" svg:height="1.333cm" svg:x="16.983cm" svg:y="13.83cm">
          <text:p text:style-name="P1"><text:span text:style-name="T1">second_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3cm" svg:y1="7.067cm" svg:x2="7.772cm" svg:y2="10.382cm" draw:start-shape="id3" draw:end-shape="id4" draw:end-glue-point="0" svg:d="m14300 7067c0 2485-6528 828-6528 3315">
          <text:p/>
        </draw:connector>
        <draw:connector draw:style-name="gr4" draw:text-style-name="P1" draw:layer="layout" draw:type="curve" svg:x1="14.3cm" svg:y1="7.067cm" svg:x2="18.246cm" svg:y2="10.256cm" draw:start-shape="id3" draw:start-glue-point="2" draw:end-shape="id5" draw:end-glue-point="0" svg:d="m14300 7067c0 2391 3946 797 3946 3189">
          <text:p/>
        </draw:connector>
        <draw:line draw:style-name="gr5" draw:text-style-name="P1" draw:layer="layout" svg:x1="10.545cm" svg:y1="8.654cm" svg:x2="10.545cm" svg:y2="8.972cm">
          <text:p/>
        </draw:line>
        <draw:frame draw:style-name="gr2" draw:text-style-name="P3" draw:layer="layout" svg:width="4.635cm" svg:height="0.856cm" svg:x="12.975cm" svg:y="8.77cm">
          <draw:text-box>
            <text:p><text:span text:style-name="T1">chained_request</text:span></text:p>
          </draw:text-box>
        </draw:frame>
        <draw:line draw:style-name="gr5" draw:text-style-name="P1" draw:layer="layout" svg:x1="16.646cm" svg:y1="8.654cm" svg:x2="16.646cm" svg:y2="8.972cm">
          <text:p/>
        </draw:line>
        <draw:connector draw:style-name="gr4" draw:text-style-name="P1" draw:layer="layout" draw:type="curve" svg:x1="5.835cm" svg:y1="11.048cm" svg:x2="11.861cm" svg:y2="3.374cm" draw:start-shape="id4" draw:start-glue-point="3" draw:end-shape="id2" svg:d="m5835 11048c-789 0-3802-7674 6026-7674">
          <text:p/>
        </draw:connector>
        <draw:connector draw:style-name="gr4" draw:text-style-name="P1" draw:layer="layout" draw:type="curve" svg:x1="18.246cm" svg:y1="11.589cm" svg:x2="18.92cm" svg:y2="13.83cm" draw:start-shape="id5" draw:start-glue-point="2" draw:end-shape="id1" draw:end-glue-point="0" svg:d="m18246 11589c0 1680 674 560 674 2241">
          <text:p/>
        </draw:connector>
        <draw:line draw:style-name="gr5" draw:text-style-name="P1" draw:layer="layout" svg:x1="18.265cm" svg:y1="12.447cm" svg:x2="18.583cm" svg:y2="12.447cm">
          <text:p/>
        </draw:line>
        <draw:connector draw:style-name="gr4" draw:text-style-name="P1" draw:layer="layout" draw:type="curve" svg:x1="20.183cm" svg:y1="10.922cm" svg:x2="16.713cm" svg:y2="6.4cm" draw:start-shape="id5" draw:start-glue-point="1" draw:end-shape="id3" draw:end-glue-point="1" svg:d="m20183 10922c790 0 2525-4522-3470-4522">
          <text:p/>
        </draw:connector>
        <draw:frame draw:style-name="gr2" draw:text-style-name="P3" draw:layer="layout" svg:width="4.635cm" svg:height="0.856cm" draw:transform="rotate (-1.5707963267949) translate (23.857cm 8.431cm)">
          <draw:text-box>
            <text:p><text:span text:style-name="T1">new_command</text:span></text:p>
          </draw:text-box>
        </draw:frame>
        <draw:frame draw:style-name="gr6" draw:text-style-name="P6" draw:layer="layout" svg:width="6.985cm" svg:height="3.569cm" svg:x="6.991cm" svg:y="12.083cm">
          <draw:text-box>
            <text:p><text:span text:style-name="T3">FSM inputs:</text:span></text:p>
            <text:list text:style-name="L1">
              <text:list-item>
                <text:p><text:span text:style-name="T3">target_speed_sign</text:span></text:p>
              </text:list-item>
              <text:list-item>
                <text:p><text:span text:style-name="T3">target_speed1</text:span></text:p>
              </text:list-item>
              <text:list-item>
                <text:p><text:span text:style-name="T3">target_steps1</text:span></text:p>
              </text:list-item>
              <text:list-item>
                <text:p><text:span text:style-name="T3">target_speed2</text:span></text:p>
              </text:list-item>
              <text:list-item>
                <text:p><text:span text:style-name="T3">target_steps2</text:span></text:p>
              </text:list-item>
              <text:list-item>
                <text:p><text:span text:style-name="T3">request_type</text:span></text:p>
              </text:list-item>
            </text:list>
          </draw:text-box>
        </draw:frame>
        <draw:custom-shape draw:style-name="gr1" draw:text-style-name="P2" xml:id="id2" draw:id="id2" draw:layer="layout" svg:width="4.826cm" svg:height="1.333cm" svg:x="11.861cm" svg:y="2.708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274cm" svg:y1="4.041cm" svg:x2="14.3cm" svg:y2="5.734cm" draw:start-shape="id2" draw:start-glue-point="2" draw:end-shape="id3" svg:d="m14274 4041c0 1269 26 423 26 1693">
          <text:p/>
        </draw:connector>
        <draw:connector draw:style-name="gr4" draw:text-style-name="P1" draw:layer="layout" draw:type="curve" draw:line-skew="0.923cm" svg:x1="20.857cm" svg:y1="14.496cm" svg:x2="16.713cm" svg:y2="6.4cm" draw:start-shape="id1" draw:start-glue-point="1" draw:end-shape="id3" draw:end-glue-point="1" svg:d="m20857 14496c2175 0 4247-8096-4144-8096">
          <text:p/>
        </draw:connector>
        <draw:line draw:style-name="gr5" draw:text-style-name="P1" draw:layer="layout" svg:x1="22.539cm" svg:y1="10.021cm" svg:x2="22.857cm" svg:y2="10.021cm">
          <text:p/>
        </draw:line>
        <draw:line draw:style-name="gr5" draw:text-style-name="P1" draw:layer="layout" svg:x1="20.913cm" svg:y1="8.795cm" svg:x2="21.231cm" svg:y2="8.795cm">
          <text:p/>
        </draw:line>
        <draw:frame draw:style-name="gr2" draw:text-style-name="P5" draw:layer="layout" svg:width="3.955cm" svg:height="0.856cm" svg:x="17.156cm" svg:y="8.17cm">
          <draw:text-box>
            <text:p text:style-name="P4"><text:span text:style-name="T1">new_comm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urrion </meta:initial-creator>
    <meta:creation-date>2013-01-22T11:26:02</meta:creation-date>
    <dc:date>2013-01-30T14:52:41</dc:date>
    <dc:creator>bourrion </dc:creator>
    <meta:editing-duration>PT45M45S</meta:editing-duration>
    <meta:editing-cycles>29</meta:editing-cycles>
    <meta:generator>LibreOffice/3.5$Linux_X86_64 LibreOffice_project/350m1$Build-2</meta:generator>
    <meta:document-statistic meta:object-count="24"/>
  </office:meta>
</office:document-meta>
</file>